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ans-serif"/>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left="0cm" fo:margin-right="0cm" style:line-height-at-least="0.556cm" fo:text-indent="0cm" style:auto-text-indent="false"/>
      <style:text-properties fo:font-variant="normal" fo:text-transform="none" fo:color="#444444" style:font-name="Calibri" fo:font-size="11.25pt" fo:letter-spacing="normal" fo:font-style="normal" fo:font-weight="normal"/>
    </style:style>
    <style:style style:name="P2" style:family="paragraph" style:parent-style-name="Standard">
      <style:paragraph-properties fo:margin-left="0cm" fo:margin-right="0cm" style:line-height-at-least="0.556cm" fo:text-indent="0cm" style:auto-text-indent="false"/>
      <style:text-properties fo:font-variant="normal" fo:text-transform="none" fo:color="#444444"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unico hostel de chascomus,es un sitio donde estaras alojado de la forma mas agradable que lo puedas hacer en esta maravillosa ciudad,te brindamos: Un dormi para 10 personas, uno para 8 y otro para 6 personas equipados con aire acondicionado frio calor,colchones de ultima generacion,sabanas,toallas,acolchados de plumas,baños y duchas con agua caliente las 24hs,Una habitacion con: baño privado, aire acondicionado frio calor,tv, y cama matrimonial,Una habitacion con:baño privado y cama matrimonial,Otra habitacion con: baño privado, cama matrimonial y una cama cucheta para 2 personas con el mismo equipamiento que los dormis, Todo con acceso a : Cocina completa con, horno micro ondas,heladera con frisser,cocina 4 hornallas con horno,mesa estilo campo para 8 personas y equipada con todos los utencillos necesarios.Patio con 2 parrillas,mesa estilo campo para 8 personas mas, completo con todo lo necesario para tu comodidad. Living con: tv digital,zona wiffi,internet,juego de sillones muy confortables.Todo el hostel calefaccionado con 3 calefactores CTZ tiro balanceado,de 5000 calorias.Seguridad con, matafuegos en todos los hambientes,luces de emergencia en todo el hostel,botiquin de emergencias,seguro de pasajeros en transito.</text:p>
      <text:p text:style-name="P2"> </text:p>
      <text:p text:style-name="P1">Estamos en, calle  MAZZINI  Nº225 e/ LIBRES DEL SUR Y BELGRANO,pleno centro de la ciudad y a 400metros de la LAGUNA,</text:p>
      <text:p text:style-name="P1">nuestro TE 02241 15 569 698  ( DIRECCION DE CORREO ELECTRONICO Y FACEBOOK)  </text:p>
      <text:p text:style-name="Standard"/>
      <text:p text:style-name="Standard"/>
      <text:p text:style-name="Standard"/>
      <text:p text:style-name="Standard"/>
      <text:p text:style-name="Standard"/>
      <text:p text:style-name="P1">LA CIUDAD DE CHASCOMUS y EL HOSTEL DE CHASCOMUS se encuentran a 116km al sur de la Capital Federal, se nos ha dado en llamar LA CIUDAD DEL BUEN TRATO, y tanto la ciudad como nosotros honramos y trabajamos diariamente para seguir siendo merecedores de eso, que dejó de ser un "slogan" para convertirse en nuestra forma de ser y tratar a nuestros visitante. </text:p>
      <text:p text:style-name="P1">En el año 1582 a dos años del la fundación de la ciudad de Buenos Aires, Don JUAN DE GARAY organizó una expedición de reconocimiento por el territorio que hoy ocupa el partido de Chascomús. Por qué no hacer como que Don JUAN? y 431 años después, organizar con tus amigos o familiares una excurción a CHASCOMUS y disfrutar de esta hermosa ciudad y estancia en nuestro HOSTEL. </text:p>
      <text:p text:style-name="Standard"><text:line-break/></text:p>
      <text:p text:style-name="Standard"/>
      <text:p text:style-name="Standard"/>
      <text:p text:style-name="Standard"/>
      <text:p text:style-name="P1">EL unico hostel de chascomus,es un sitio donde estaras alojado de la forma mas agradable que lo puedas hacer en esta maravillosa ciudad,te brindamos: Un dormi para 10 personas, uno para 8 y otro para 6 personas equipados con aire acondicionado frio calor,colchones de ultima generacion,sabanas,toallas,acolchados de plumas,baños y duchas con agua caliente las 24hs,Una habitacion con: baño privado, aire acondicionado frio calor,tv, y cama matrimonial,Una habitacion <text:soft-page-break/>con:baño privado y cama matrimonial,Otra habitacion con: baño privado, cama matrimonial y una cama cucheta para 2 personas con el mismo equipamiento que los dormis, Todo con acceso a : Cocina completa con, horno micro ondas,heladera con frisser,cocina 4 hornallas con horno,mesa estilo campo para 8 personas y equipada con todos los utencillos necesarios.Patio con 2 parrillas,mesa estilo campo para 8 personas mas, completo con todo lo necesario para tu comodidad. Living con: tv digital,zona wiffi,internet,juego de sillones muy confortables.Todo el hostel calefaccionado con 3 calefactores CTZ tiro balanceado,de 5000 calorias.Seguridad con, matafuegos en todos los hambientes,luces de emergencia en todo el hostel,botiquin de emergencias,seguro de pasajeros en transito.</text:p>
      <text:p text:style-name="P1"/>
      <text:p text:style-name="P1"/>
      <text:p text:style-name="P1"/>
      <text:p text:style-name="P1">SANTI, esto es,hay que darle forma y las direcciones del correo electronico,a ver que onda,EL unico hostel de chascomus,es un sitio donde estaras alojado de la forma mas agradable que lo puedas hacer en esta maravillosa ciudad,te brindamos: Un dormi para 10 personas, uno para 8 y otro para 6 personas equipados con aire acondicionado frio calor,colchones de ultima generacion,sabanas,toallas,acolchados de plumas,baños y duchas con agua caliente las 24hs,Una habitacion con: baño privado, aire acondicionado frio calor,tv, y cama matrimonial,Una habitacion con:baño privado y cama matrimonial,Otra habitacion con: baño privado, cama matrimonial y una cama cucheta para 2 personas con el mismo equipamiento que los dormis, Todo con acceso a : Cocina completa con, horno micro ondas,heladera con frisser,cocina 4 hornallas con horno,mesa estilo campo para 8 personas y equipada con todos los utencillos necesarios.Patio con 2 parrillas,mesa estilo campo para 8 personas mas, completo con todo lo necesario para tu comodidad. Living con: tv digital,zona wiffi,internet,juego de sillones muy confortables.Todo el hostel calefaccionado con 3 calefactores CTZ tiro balanceado,de 5000 calorias.Seguridad con, matafuegos en todos los hambientes,luces de emergencia en todo el hostel,botiquin de emergencias,seguro de pasajeros en trans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 svg:font-family="Calibri, sans-serif"/>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letter-kerning="true"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7-20T18:25:38</meta:creation-date>
    <meta:editing-cycles>1</meta:editing-cycles>
    <meta:editing-duration>PT00H07M03S</meta:editing-duration>
    <meta:document-statistic meta:table-count="0" meta:image-count="0" meta:object-count="0" meta:page-count="2" meta:paragraph-count="9" meta:word-count="708" meta:character-count="4739"/>
    <dc:date>2013-06-01T20:17:05</dc:date>
    <dc:creator>francisco </dc:creator>
    <meta:user-defined meta:name="Información 1"/>
    <meta:user-defined meta:name="Información 2"/>
    <meta:user-defined meta:name="Información 3"/>
    <meta:user-defined meta:name="Información 4"/>
  </office:meta>
</office:document-meta>
</file>